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89in" style:rel-column-width="9360*"/>
    </style:style>
    <style:style style:name="Table1.B" style:family="table-column">
      <style:table-column-properties style:column-width="0.9896in" style:rel-column-width="9362*"/>
    </style:style>
    <style:style style:name="Table1.C" style:family="table-column">
      <style:table-column-properties style:column-width="0.9896in" style:rel-column-width="9363*"/>
    </style:style>
    <style:style style:name="Table1.E" style:family="table-column">
      <style:table-column-properties style:column-width="0.9889in" style:rel-column-width="9361*"/>
    </style:style>
    <style:style style:name="Table1.G" style:family="table-column">
      <style:table-column-properties style:column-width="0.9896in" style:rel-column-width="93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00098" officeooo:paragraph-rsid="00000098"/>
    </style:style>
    <style:style style:name="P2" style:family="paragraph" style:parent-style-name="Text_20_body">
      <style:paragraph-properties fo:text-align="center" style:justify-single-word="false"/>
      <style:text-properties officeooo:paragraph-rsid="00000098"/>
    </style:style>
    <style:style style:name="P3" style:family="paragraph" style:parent-style-name="Text_20_body">
      <style:paragraph-properties fo:text-align="start" style:justify-single-word="false"/>
      <style:text-properties officeooo:rsid="000911f2" officeooo:paragraph-rsid="000911f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00098" officeooo:paragraph-rsid="00000098"/>
    </style:style>
    <style:style style:name="P6" style:family="paragraph" style:parent-style-name="Heading_20_2">
      <style:paragraph-properties fo:text-align="center" style:justify-single-word="false"/>
      <style:text-properties officeooo:rsid="00000098" officeooo:paragraph-rsid="00000098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a3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 text:is-list-header="true">Math <text:span text:style-name="T3">155r</text:span> Questionnaire</text:h>
      <text:p text:style-name="P2"/>
      <text:p text:style-name="P1">Name: <text:tab/><text:tab/><text:tab/><text:tab/><text:tab/><text:tab/><text:tab/><text:tab/>Email:</text:p>
      <text:p text:style-name="P1">Dorm:<text:tab/><text:tab/><text:tab/><text:tab/><text:tab/><text:tab/><text:tab/><text:tab/>Hometown:</text:p>
      <text:p text:style-name="P1">Expected graduation date:<text:tab/><text:tab/><text:tab/><text:tab/><text:tab/>(Expected) concentration:</text:p>
      <text:p text:style-name="P1"/>
      <text:p text:style-name="P1">Math classes taken, when, and where:</text:p>
      <text:p text:style-name="P1"/>
      <text:p text:style-name="P1"/>
      <text:p text:style-name="P1">Other classes you are taking this term:</text:p>
      <text:p text:style-name="P1"/>
      <text:p text:style-name="P3">Why are you taking <text:span text:style-name="T3">155r</text:span>?</text:p>
      <text:p text:style-name="P1"/>
      <text:p text:style-name="P1">Extra-curricular interests:</text:p>
      <text:p text:style-name="P1"/>
      <text:p text:style-name="P1">Something amusing or interesting about yourself?</text:p>
      <text:p text:style-name="P1"/>
      <text:p text:style-name="P1">Indicate the times that you expect to be <text:span text:style-name="T2">busy</text:span> on the chart below. <text:span text:style-name="T1">(this is to help schedule office hours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Sunday</text:p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G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9-10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0-11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1am-1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2-1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-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-3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3-4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-5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5.229309732</meta:creation-date>
    <dc:date>2019-09-02T13:14:45.804962791</dc:date>
    <meta:editing-duration>PT9M6S</meta:editing-duration>
    <meta:editing-cycles>4</meta:editing-cycles>
    <meta:generator>LibreOffice/5.4.1.2$Linux_X86_64 LibreOffice_project/40m0$Build-2</meta:generator>
    <dc:creator>Sebastien Vasey</dc:creator>
    <meta:document-statistic meta:table-count="1" meta:image-count="0" meta:object-count="0" meta:page-count="1" meta:paragraph-count="24" meta:word-count="72" meta:character-count="489" meta:non-whitespace-character-count="422"/>
  </office:meta>
</office:document-meta>
</file>